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Monaco" svg:font-family="Monaco" style:font-family-generic="roman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ource">
      <style:text-properties officeooo:rsid="001e9910" officeooo:paragraph-rsid="001e9910"/>
    </style:style>
    <style:style style:name="P2" style:family="paragraph" style:parent-style-name="Source">
      <style:text-properties officeooo:paragraph-rsid="0025ea45"/>
    </style:style>
    <style:style style:name="P3" style:family="paragraph" style:parent-style-name="Source">
      <style:text-properties officeooo:rsid="00196c23" officeooo:paragraph-rsid="0025ea45"/>
    </style:style>
    <style:style style:name="P4" style:family="paragraph" style:parent-style-name="Source">
      <style:text-properties officeooo:rsid="00196c23" officeooo:paragraph-rsid="0027c91d"/>
    </style:style>
    <style:style style:name="P5" style:family="paragraph" style:parent-style-name="Source">
      <style:text-properties officeooo:paragraph-rsid="0027c91d"/>
    </style:style>
    <style:style style:name="P6" style:family="paragraph" style:parent-style-name="Heading_20_3">
      <style:text-properties officeooo:paragraph-rsid="0027c91d"/>
    </style:style>
    <style:style style:name="P7" style:family="paragraph" style:parent-style-name="Heading_20_3">
      <style:text-properties officeooo:rsid="001ba90d" officeooo:paragraph-rsid="00287cfb"/>
    </style:style>
    <style:style style:name="P8" style:family="paragraph" style:parent-style-name="Heading_20_2">
      <style:text-properties officeooo:rsid="0023fa2a"/>
    </style:style>
    <style:style style:name="P9" style:family="paragraph" style:parent-style-name="Heading_20_2">
      <style:text-properties officeooo:rsid="0025ea45"/>
    </style:style>
    <style:style style:name="P10" style:family="paragraph" style:parent-style-name="Heading_20_2">
      <style:text-properties officeooo:rsid="0025ea45" officeooo:paragraph-rsid="0025ea45"/>
    </style:style>
    <style:style style:name="P11" style:family="paragraph" style:parent-style-name="Heading_20_1" style:master-page-name="Standard">
      <style:paragraph-properties style:page-number="auto"/>
      <style:text-properties officeooo:rsid="0016b8f8"/>
    </style:style>
    <style:style style:name="P12" style:family="paragraph" style:parent-style-name="Source">
      <style:text-properties officeooo:rsid="001ba90d"/>
    </style:style>
    <style:style style:name="P13" style:family="paragraph" style:parent-style-name="Text_20_body">
      <style:text-properties officeooo:rsid="0025ea45"/>
    </style:style>
    <style:style style:name="P14" style:family="paragraph" style:parent-style-name="Text_20_body">
      <style:text-properties officeooo:rsid="0025ea45" officeooo:paragraph-rsid="0025ea45"/>
    </style:style>
    <style:style style:name="P15" style:family="paragraph" style:parent-style-name="Text_20_body" style:list-style-name="L2">
      <style:text-properties officeooo:rsid="0025ea45" officeooo:paragraph-rsid="0025ea45"/>
    </style:style>
    <style:style style:name="P16" style:family="paragraph" style:parent-style-name="Text_20_body" style:list-style-name="L1">
      <style:text-properties officeooo:rsid="001a81cb" officeooo:paragraph-rsid="0023fa2a"/>
    </style:style>
    <style:style style:name="P17" style:family="paragraph" style:parent-style-name="Text_20_body" style:list-style-name="L1">
      <style:text-properties officeooo:rsid="0023fa2a" officeooo:paragraph-rsid="0023fa2a"/>
    </style:style>
    <style:style style:name="P18" style:family="paragraph" style:parent-style-name="Text_20_body" style:list-style-name="L1">
      <style:text-properties officeooo:rsid="001ac1e1" officeooo:paragraph-rsid="0023fa2a"/>
    </style:style>
    <style:style style:name="P19" style:family="paragraph" style:parent-style-name="Text_20_body" style:list-style-name="L1">
      <style:text-properties officeooo:rsid="0021b742" officeooo:paragraph-rsid="0023fa2a"/>
    </style:style>
    <style:style style:name="P20" style:family="paragraph" style:parent-style-name="Text_20_body" style:list-style-name="L1">
      <style:text-properties officeooo:rsid="0020a457" officeooo:paragraph-rsid="0023fa2a"/>
    </style:style>
    <style:style style:name="P21" style:family="paragraph" style:parent-style-name="Text_20_body" style:list-style-name="L1">
      <style:text-properties officeooo:rsid="00181eda" officeooo:paragraph-rsid="0023fa2a"/>
    </style:style>
    <style:style style:name="P22" style:family="paragraph" style:parent-style-name="Text_20_body" style:list-style-name="L2">
      <style:text-properties officeooo:paragraph-rsid="0025ea45"/>
    </style:style>
    <style:style style:name="P23" style:family="paragraph" style:parent-style-name="Text_20_body">
      <style:text-properties officeooo:rsid="0027c91d" officeooo:paragraph-rsid="0027c91d"/>
    </style:style>
    <style:style style:name="P24" style:family="paragraph" style:parent-style-name="Text_20_body" style:list-style-name="L3">
      <style:text-properties officeooo:rsid="001ba90d" officeooo:paragraph-rsid="001ba90d"/>
    </style:style>
    <style:style style:name="P25" style:family="paragraph" style:parent-style-name="Standard" style:list-style-name="L4">
      <style:text-properties officeooo:paragraph-rsid="001ba90d"/>
    </style:style>
    <style:style style:name="P26" style:family="paragraph" style:parent-style-name="Standard" style:list-style-name="L4">
      <style:text-properties fo:color="#000000" style:font-name="Monaco" fo:font-size="11pt" officeooo:rsid="001ba90d" officeooo:paragraph-rsid="001ba90d" style:font-size-asian="11pt"/>
    </style:style>
    <style:style style:name="T1" style:family="text">
      <style:text-properties officeooo:rsid="0016b8f8"/>
    </style:style>
    <style:style style:name="T2" style:family="text">
      <style:text-properties officeooo:rsid="00176ec5"/>
    </style:style>
    <style:style style:name="T3" style:family="text">
      <style:text-properties officeooo:rsid="00181eda"/>
    </style:style>
    <style:style style:name="T4" style:family="text">
      <style:text-properties officeooo:rsid="0019f07c"/>
    </style:style>
    <style:style style:name="T5" style:family="text">
      <style:text-properties fo:color="#000000" style:font-name="Monaco" fo:font-size="11pt" officeooo:rsid="001ba90d" style:font-size-asian="11pt"/>
    </style:style>
    <style:style style:name="T6" style:family="text">
      <style:text-properties officeooo:rsid="0021b742"/>
    </style:style>
    <style:style style:name="T7" style:family="text">
      <style:text-properties officeooo:rsid="00226595"/>
    </style:style>
    <style:style style:name="T8" style:family="text">
      <style:text-properties officeooo:rsid="0023fa2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81eda" style:font-weight-asian="bold" style:font-weight-complex="bold"/>
    </style:style>
    <style:style style:name="T11" style:family="text">
      <style:text-properties fo:font-weight="bold" officeooo:rsid="0016b8f8" style:font-weight-asian="bold" style:font-weight-complex="bold"/>
    </style:style>
    <style:style style:name="T12" style:family="text">
      <style:text-properties fo:font-weight="bold" officeooo:rsid="00176ec5" style:font-weight-asian="bold" style:font-weight-complex="bold"/>
    </style:style>
    <style:style style:name="T13" style:family="text">
      <style:text-properties fo:font-weight="bold" officeooo:rsid="0027c91d" style:font-weight-asian="bold" style:font-weight-complex="bold"/>
    </style:style>
    <style:style style:name="T14" style:family="text">
      <style:text-properties fo:font-weight="bold" officeooo:rsid="00196c23" style:font-weight-asian="bold" style:font-weight-complex="bold"/>
    </style:style>
    <style:style style:name="T15" style:family="text">
      <style:text-properties officeooo:rsid="0025ea45"/>
    </style:style>
    <style:style style:name="T16" style:family="text">
      <style:text-properties officeooo:rsid="001e9910"/>
    </style:style>
    <style:style style:name="T17" style:family="text">
      <style:text-properties officeooo:rsid="0027c91d"/>
    </style:style>
    <style:style style:name="T18" style:family="text">
      <style:text-properties officeooo:rsid="00287c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NetPlug –<text:span text:style-name="T8"> pluggable automation network</text:span></text:h>
      <text:p text:style-name="P14">Thought to, but not limited to control arduino microcontrollers over lan or wan using openHAB or using other ways.</text:p>
      <text:h text:style-name="P8" text:outline-level="2">supported device types</text:h>
      <text:list xml:id="list1148216730189039402" text:style-name="L1">
        <text:list-item>
          <text:p text:style-name="P17">statefull actors</text:p>
          <text:list>
            <text:list-item>
              <text:p text:style-name="P16"><text:span text:style-name="T2">R – </text:span><text:span text:style-name="T8">r</text:span><text:span text:style-name="T2">elais</text:span><text:span text:style-name="T3"> (</text:span><text:span text:style-name="T8">state</text:span><text:span text:style-name="T3">: 0/1, </text:span><text:span text:style-name="T8">on</text:span><text:span text:style-name="T3">/</text:span><text:span text:style-name="T8">off</text:span><text:span text:style-name="T3">)</text:span></text:p>
            </text:list-item>
            <text:list-item>
              <text:p text:style-name="P18">D – <text:span text:style-name="T8">d</text:span>igitaler <text:span text:style-name="T8">pwm output</text:span> (<text:span text:style-name="T8">state</text:span><text:span text:style-name="T7">: </text:span>0-255)</text:p>
            </text:list-item>
          </text:list>
        </text:list-item>
        <text:list-item>
          <text:p text:style-name="P17">stateless actors</text:p>
          <text:list>
            <text:list-item>
              <text:p text:style-name="P19">S – <text:span text:style-name="T8">remote controll</text:span> (<text:span text:style-name="T8">sends a number</text:span>)</text:p>
            </text:list-item>
            <text:list-item>
              <text:p text:style-name="P19">P – <text:span text:style-name="T8">r</text:span>elais <text:span text:style-name="T8">used as a</text:span> <text:span text:style-name="T8">p</text:span>ush <text:span text:style-name="T8">b</text:span>utton <text:span text:style-name="T8">(activates the relais for a short time span)</text:span></text:p>
            </text:list-item>
          </text:list>
        </text:list-item>
        <text:list-item>
          <text:p text:style-name="P17">sensors</text:p>
          <text:list>
            <text:list-item>
              <text:p text:style-name="P20">A – <text:span text:style-name="T8">analog input</text:span></text:p>
            </text:list-item>
            <text:list-item>
              <text:p text:style-name="P21">T – <text:span text:style-name="T8">temperature sensor</text:span> (<text:span text:style-name="T8">state</text:span>: <text:span text:style-name="T8">temperature</text:span>*100, <text:span text:style-name="T8">e.g.</text:span> (sensor <text:span text:style-name="T8">having</text:span> ID=3 <text:span text:style-name="T8">detects</text:span> 21,12°C): ST3= 2112 </text:p>
            </text:list-item>
            <text:list-item>
              <text:p text:style-name="P16"><text:span text:style-name="T8">I – remote controll</text:span><text:span text:style-name="T6"> (</text:span><text:span text:style-name="T8">receives a number</text:span><text:span text:style-name="T6">)</text:span></text:p>
            </text:list-item>
          </text:list>
        </text:list-item>
      </text:list>
      <text:h text:style-name="P9" text:outline-level="2">version history and outlook</text:h>
      <text:list xml:id="list707151270152160170" text:style-name="L2">
        <text:list-item>
          <text:p text:style-name="P22"><text:span text:style-name="T15">2013/2014 – </text:span><text:span text:style-name="T16">NetPlugV1</text:span></text:p>
          <text:list>
            <text:list-item>
              <text:p text:style-name="P15">working implementation of</text:p>
              <text:list>
                <text:list-item>
                  <text:p text:style-name="P15">udp based lan communication (broadcast, direct control)</text:p>
                </text:list-item>
                <text:list-item>
                  <text:p text:style-name="P15">http based wan communication (using a simple router php script, push and pull at both ends)</text:p>
                </text:list-item>
              </text:list>
            </text:list-item>
            <text:list-item>
              <text:p text:style-name="P15">supported devices</text:p>
              <text:list>
                <text:list-item>
                  <text:p text:style-name="P15">arduino network adapters</text:p>
                  <text:list>
                    <text:list-item>
                      <text:p text:style-name="P15">w5100</text:p>
                      <text:list>
                        <text:list-item>
                          <text:p text:style-name="P15">udp</text:p>
                        </text:list-item>
                        <text:list-item>
                          <text:p text:style-name="P15">http</text:p>
                        </text:list-item>
                      </text:list>
                    </text:list-item>
                    <text:list-item>
                      <text:p text:style-name="P15">enc<text:tab/>28j60</text:p>
                      <text:list>
                        <text:list-item>
                          <text:p text:style-name="P15">udp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comming soon – NetPlugV2</text:p>
          <text:list>
            <text:list-item>
              <text:p text:style-name="P15">authentication based on signatures</text:p>
            </text:list-item>
            <text:list-item>
              <text:p text:style-name="P15">other communication ways beside lan</text:p>
              <text:list>
                <text:list-item>
                  <text:p text:style-name="P15">bluetooth</text:p>
                </text:list-item>
                <text:list-item>
                  <text:p text:style-name="P15">usb</text:p>
                </text:list-item>
                <text:list-item>
                  <text:p text:style-name="P15">over the air – however</text:p>
                </text:list-item>
              </text:list>
            </text:list-item>
          </text:list>
        </text:list-item>
      </text:list>
      <text:h text:style-name="P9" text:outline-level="2"><text:soft-page-break/>protocol – NetPlugV1</text:h>
      <text:p text:style-name="P14">All messages are encapsulated as follows:</text:p>
      <text:p text:style-name="P1"><text:span text:style-name="T9">NetPlugV1|</text:span>message</text:p>
      <text:h text:style-name="Heading_20_3" text:outline-level="3"><text:span text:style-name="T1">Broadcast </text:span><text:span text:style-name="T4">(B=Broadcast)</text:span></text:h>
      <text:p text:style-name="P14">The microcontrollers, the netplug shares it's state:</text:p>
      <text:p text:style-name="P2"><text:span text:style-name="T16">NetPlugV1|</text:span><text:span text:style-name="T10">B:</text:span><text:span text:style-name="T11">R0</text:span><text:span text:style-name="T10">=</text:span><text:span text:style-name="T11">0,R1</text:span><text:span text:style-name="T10">=</text:span><text:span text:style-name="T12">1</text:span></text:p>
      <text:p text:style-name="P13">The first relais is switched off (0), the second one is on (1).</text:p>
      <text:h text:style-name="Heading_20_3" text:outline-level="3"><text:span text:style-name="T15">Controll</text:span><text:span text:style-name="T2"> </text:span><text:span text:style-name="T4">(S=Set)</text:span></text:h>
      <text:p text:style-name="P14">The first relais (ID=0) gets switched on:</text:p>
      <text:p text:style-name="P3"><text:span text:style-name="T16">NetPlugV1|</text:span><text:span text:style-name="T9">S:SR0=1</text:span></text:p>
      <text:h text:style-name="P6" text:outline-level="3"><text:span text:style-name="T17">Response</text:span><text:span text:style-name="T2"> </text:span><text:span text:style-name="T4">(</text:span><text:span text:style-name="T17">M</text:span><text:span text:style-name="T4">=</text:span><text:span text:style-name="T17">Message</text:span><text:span text:style-name="T4">)</text:span></text:h>
      <text:p text:style-name="P23">Using http as transport, there is an easy way to respond to controll messages or pull requests (that are empty somehow).</text:p>
      <text:p text:style-name="P4"><text:span text:style-name="T16">NetPlugV1|</text:span><text:span text:style-name="T13">M</text:span><text:span text:style-name="T9">:</text:span><text:span text:style-name="T13">OK</text:span></text:p>
      <text:p text:style-name="P23">or</text:p>
      <text:p text:style-name="P5"><text:span text:style-name="T16">NetPlugV1|</text:span><text:span text:style-name="T13">M</text:span><text:span text:style-name="T14">:</text:span><text:span text:style-name="T13">Error, illegal ...</text:span></text:p>
      <text:h text:style-name="P10" text:outline-level="2">Configuration of openHAB items</text:h>
      <text:list xml:id="list6696684750838875861" text:style-name="L3">
        <text:list-item>
          <text:p text:style-name="P24"><text:span text:style-name="T18">lan</text:span> via UDP:</text:p>
          <text:list>
            <text:list-item>
              <text:p text:style-name="P24">netplug=udp://IP:Port/TypeId</text:p>
            </text:list-item>
          </text:list>
        </text:list-item>
        <text:list-item>
          <text:p text:style-name="P24"/>
        </text:list-item>
      </text:list>
      <text:h text:style-name="P7" text:outline-level="3"><text:span text:style-name="T18">example</text:span></text:h>
      <text:p text:style-name="Source">Group NetworkPlug<text:tab/>"<text:span text:style-name="T18">network-plug</text:span>" &lt;corridor&gt; (test)</text:p>
      <text:p text:style-name="Source">Switch NetworkPlug0<text:tab/>"<text:span text:style-name="T18">plug</text:span> 0" (NetworkPlug) { netplug="192.168.178.40:R0" }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Monaco" svg:font-family="Monaco" style:font-family-generic="roman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" style:family="paragraph" style:parent-style-name="Text_20_body" style:master-page-name="">
      <style:paragraph-properties style:page-number="auto" fo:background-color="#c0c0c0">
        <style:background-image/>
      </style:paragraph-properties>
      <style:text-properties style:font-name="Courier New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Stricker</meta:initial-creator>
    <meta:creation-date>2013-09-30T19:38:06</meta:creation-date>
    <dc:date>2014-01-22T20:50:35</dc:date>
    <dc:creator>Patrick Stricker</dc:creator>
    <meta:editing-duration>P14DT13M29S</meta:editing-duration>
    <meta:editing-cycles>16</meta:editing-cycles>
    <meta:generator>LibreOffice/4.0.3.3$MacOSX_x86 LibreOffice_project/0eaa50a932c8f2199a615e1eb30f7ac74279539</meta:generator>
    <meta:document-statistic meta:table-count="0" meta:image-count="0" meta:object-count="0" meta:page-count="2" meta:paragraph-count="53" meta:word-count="268" meta:character-count="1691" meta:non-whitespace-character-count="1492"/>
  </office:meta>
</office:document-meta>
</file>